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2" style:family="paragraph" style:parent-style-name="Standard">
      <style:paragraph-properties fo:margin-top="0in" fo:margin-bottom="0in"/>
      <style:text-properties fo:color="#233143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margin-top="0in" fo:margin-bottom="0in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5" style:family="paragraph" style:parent-style-name="Standard">
      <style:paragraph-properties fo:margin-top="0in" fo:margin-bottom="0in"/>
      <style:text-properties fo:color="#233143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3</text:p>
      <text:p text:style-name="P1"/>
      <text:p text:style-name="P2">Visual Studio</text:p>
      <text:p text:style-name="P1"><text:span text:style-name="T1">dotnet new</text:span> → <text:span text:style-name="T1">GUI options</text:span></text:p>
      <text:p text:style-name="P1">solution explore- switch view <text:span text:style-name="T1">folder view</text:span></text:p>
      <text:p text:style-name="P1">project contains <text:span text:style-name="T1">metadata</text:span>: <text:span text:style-name="T1">dependencies</text:span> and <text:span text:style-name="T1">target framework</text:span></text:p>
      <text:p text:style-name="P1"><text:span text:style-name="T1">solution</text:span>: thin, doesn't have extra data, <text:span text:style-name="T1">shortcut key</text:span> <text:span text:style-name="T1">for opening all projects</text:span> at the same time, solution file for convenience, <text:span text:style-name="T1">a list of pointers to projects</text:span>, doesn't own projects</text:p>
      <text:p text:style-name="P2">VS Code doesn't need solution, VS likes to have some</text:p>
      <text:p text:style-name="P1">search bar find setting/program files</text:p>
      <text:p text:style-name="P1">Java package in between namespace and project</text:p>
      <text:p text:style-name="P1"><text:span text:style-name="T1">prop tab tab </text:span><text:s/>shortcut to create property</text:p>
      <text:p text:style-name="P1"><text:span text:style-name="T1">propfull</text:span> creates a <text:span text:style-name="T1">backing field </text:span>and a full body</text:p>
      <text:p text:style-name="P1">visualization of access modifiers stackoverflow ven diagram</text:p>
      <text:p text:style-name="P1">ctrl click syntax move to where it is defined</text:p>
      <text:p text:style-name="P1"/>
      <text:p text:style-name="P1">don't write any code when debugging a program</text:p>
      <text:p text:style-name="P1">light bulb– has a suggestion to fix the error</text:p>
      <text:p text:style-name="P1"><text:span text:style-name="T1">stack memory</text:span>: local variables(values types and object references) stay in stack memory, methods call more methods-&gt; stack overflow, return a method free up stack memory</text:p>
      <text:p text:style-name="P2">heap memory:<text:span text:style-name="T2"> object and their value types they contain</text:span></text:p>
      <text:p text:style-name="P1"><text:span text:style-name="T1">value types</text:span>: directly contains its data, b = a, creates a new copy, memory management is easy</text:p>
      <text:p text:style-name="P1"><text:span text:style-name="T1">reference types</text:span>: objects of base class library, a class user defined</text:p>
      <text:p text:style-name="P1"><text:span text:style-name="T1">memory leaks</text:span>: when unused memory are not reclaimed</text:p>
      <text:p text:style-name="P1">computer manage memory: less efficient</text:p>
      <text:p text:style-name="P1"><text:span text:style-name="T1">stackalloc</text:span>: allocates a block of memory -&gt;put reference type on a stack</text:p>
      <text:p text:style-name="P1"/>
      <text:p text:style-name="P1">garbage collection: reference counting → 0, free up that memory</text:p>
      <text:p text:style-name="P1">.net generational/ tracking: search through the program( the most recent), if a reference cannot be found, delete it</text:p>
      <text:p text:style-name="P1">struct: in c# have methods, implement interfaces, cannot inherit</text:p>
      <text:p text:style-name="P1">^ carrot <text:s/>-1 <text:s/>array[^1]</text:p>
      <text:p text:style-name="P1">upcast abstrac class, intefac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5T08:06:52.94</dc:date>
    <meta:editing-cycles>14</meta:editing-cycles>
    <meta:editing-duration>PT5H51M44S</meta:editing-duration>
    <meta:document-statistic meta:table-count="0" meta:image-count="0" meta:object-count="0" meta:page-count="1" meta:paragraph-count="27" meta:word-count="254" meta:character-count="1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